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30" table:style-name="ta1">
        <table:shapes>
          <draw:frame draw:z-index="0" draw:style-name="gr1" draw:text-style-name="P1" svg:width="6.2988in" svg:height="3.5429in" svg:x="4.426in" svg:y="0.9665in">
            <draw:object draw:notify-on-update-of-ranges="n30.C2:n30.C10 n30.A1:n30.A1 n30.A2:n30.A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/>
          <table:table-cell table:style-name="Default"/>
        </table:table-row>
        <table:table-row table:style-name="ro1">
          <table:table-cell office:value-type="float" office:value="91.7969" calcext:value-type="float">
            <text:p>91.7969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2.967" calcext:value-type="float">
            <text:p>92.967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/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4282" calcext:value-type="float">
            <text:p>94.4282</text:p>
          </table:table-cell>
          <table:table-cell/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2.9577" calcext:value-type="float">
            <text:p>92.9577</text:p>
          </table:table-cell>
          <table:table-cell/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/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/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/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/>
          <table:table-cell office:value-type="percentage" office:value="0.9" calcext:value-type="percentage">
            <text:p>90.00%</text:p>
          </table:table-cell>
        </table:table-row>
      </table:table>
      <table:table table:name="n20" table:style-name="ta1">
        <table:shapes>
          <draw:frame draw:z-index="0" draw:style-name="gr1" draw:text-style-name="P1" svg:width="6.2988in" svg:height="3.5429in" svg:x="4.426in" svg:y="0.9665in">
            <draw:object draw:notify-on-update-of-ranges="n20.C2:n20.C10 n20.A1:n20.A1 n20.A2:n20.A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/>
          <table:table-cell table:style-name="Default"/>
        </table:table-row>
        <table:table-row table:style-name="ro1">
          <table:table-cell office:value-type="float" office:value="93.75" calcext:value-type="float">
            <text:p>93.75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.1648" calcext:value-type="float">
            <text:p>95.1648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9698" calcext:value-type="float">
            <text:p>93.9698</text:p>
          </table:table-cell>
          <table:table-cell/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/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3.3099" calcext:value-type="float">
            <text:p>93.3099</text:p>
          </table:table-cell>
          <table:table-cell/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/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3216" calcext:value-type="float">
            <text:p>95.3216</text:p>
          </table:table-cell>
          <table:table-cell/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/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/>
          <table:table-cell office:value-type="percentage" office:value="0.9" calcext:value-type="percentage">
            <text:p>90.00%</text:p>
          </table:table-cell>
        </table:table-row>
      </table:table>
      <table:table table:name="n10" table:style-name="ta1">
        <table:shapes>
          <draw:frame draw:z-index="0" draw:style-name="gr1" draw:text-style-name="P1" svg:width="6.2988in" svg:height="3.5429in" svg:x="4.426in" svg:y="0.9665in">
            <draw:object draw:notify-on-update-of-ranges="n10.C2:n10.C10 n10.A1:n10.A1 n10.A2:n10.A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/>
          <table:table-cell table:style-name="Default"/>
        </table:table-row>
        <table:table-row table:style-name="ro1">
          <table:table-cell office:value-type="float" office:value="95.1172" calcext:value-type="float">
            <text:p>95.1172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0659" calcext:value-type="float">
            <text:p>94.0659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4673" calcext:value-type="float">
            <text:p>93.4673</text:p>
          </table:table-cell>
          <table:table-cell/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/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/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/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/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/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/>
          <table:table-cell office:value-type="percentage" office:value="0.9" calcext:value-type="percentage">
            <text:p>90.00%</text:p>
          </table:table-cell>
        </table:table-row>
      </table:table>
      <table:table table:name="n5" table:style-name="ta1">
        <table:shapes>
          <draw:frame draw:z-index="0" draw:style-name="gr1" draw:text-style-name="P1" svg:width="6.2988in" svg:height="3.5429in" svg:x="4.426in" svg:y="0.9665in">
            <draw:object draw:notify-on-update-of-ranges="n5.C2:n5.C10 n5.A1:n5.A1 n5.A2:n5.A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/>
          <table:table-cell table:style-name="Default"/>
        </table:table-row>
        <table:table-row table:style-name="ro1">
          <table:table-cell office:value-type="float" office:value="91.9922" calcext:value-type="float">
            <text:p>91.9922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4066" calcext:value-type="float">
            <text:p>93.4066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/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3079" calcext:value-type="float">
            <text:p>95.3079</text:p>
          </table:table-cell>
          <table:table-cell/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/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/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/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/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/>
          <table:table-cell office:value-type="percentage" office:value="0.9" calcext:value-type="percentage">
            <text:p>90.00%</text:p>
          </table:table-cell>
        </table:table-row>
      </table:table>
      <table:table table:name="n3" table:style-name="ta1">
        <table:shapes>
          <draw:frame draw:z-index="0" draw:style-name="gr1" draw:text-style-name="P1" svg:width="6.2988in" svg:height="3.5429in" svg:x="4.426in" svg:y="0.9665in">
            <draw:object draw:notify-on-update-of-ranges="n3.C2:n3.C10 n3.A1:n3.A1 n3.A2:n3.A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/>
          <table:table-cell table:style-name="Default"/>
        </table:table-row>
        <table:table-row table:style-name="ro1">
          <table:table-cell office:value-type="float" office:value="92.7734" calcext:value-type="float">
            <text:p>92.7734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2857" calcext:value-type="float">
            <text:p>94.2857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/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6.1877" calcext:value-type="float">
            <text:p>96.1877</text:p>
          </table:table-cell>
          <table:table-cell/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7183" calcext:value-type="float">
            <text:p>94.7183</text:p>
          </table:table-cell>
          <table:table-cell/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/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/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/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/>
          <table:table-cell office:value-type="percentage" office:value="0.9" calcext:value-type="percentage">
            <text:p>90.00%</text:p>
          </table:table-cell>
        </table:table-row>
      </table:table>
      <table:table table:name="n1" table:style-name="ta1">
        <table:shapes>
          <draw:frame draw:z-index="0" draw:style-name="gr1" draw:text-style-name="P1" svg:width="6.2988in" svg:height="3.5429in" svg:x="4.426in" svg:y="0.9665in">
            <draw:object draw:notify-on-update-of-ranges="n1.C2:n1.C10 n1.A1:n1.A1 n1.A2:n1.A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/>
          <table:table-cell table:style-name="Default"/>
        </table:table-row>
        <table:table-row table:style-name="ro1">
          <table:table-cell office:value-type="float" office:value="92.9688" calcext:value-type="float">
            <text:p>92.9688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8462" calcext:value-type="float">
            <text:p>93.8462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7186" calcext:value-type="float">
            <text:p>93.7186</text:p>
          </table:table-cell>
          <table:table-cell/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0147" calcext:value-type="float">
            <text:p>95.0147</text:p>
          </table:table-cell>
          <table:table-cell/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0141" calcext:value-type="float">
            <text:p>94.0141</text:p>
          </table:table-cell>
          <table:table-cell/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2982" calcext:value-type="float">
            <text:p>94.2982</text:p>
          </table:table-cell>
          <table:table-cell/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/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/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/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0:24:21.222270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0:02:59.625940036</meta:creation-date>
    <dc:date>2014-10-12T00:26:12.859138229</dc:date>
    <meta:editing-duration>P0D</meta:editing-duration>
    <meta:editing-cycles>2</meta:editing-cycles>
    <meta:generator>LibreOffice/4.2.5.2$Linux_x86 LibreOffice_project/420m0$Build-2</meta:generator>
    <meta:document-statistic meta:table-count="6" meta:cell-count="1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1</text:p>
        </chart:subtitle>
        <chart:legend chart:legend-position="end" svg:x="14.406cm" svg:y="4.203cm" style:legend-expansion="high" chart:style-name="ch4"/>
        <chart:plot-area chart:style-name="ch5" table:cell-range-address="n1.C2:n1.C10 n1.A1:n1.A10" chart:data-source-has-labels="both" svg:x="1.328cm" svg:y="2.335cm" svg:width="12.439cm" svg:height="5.507cm">
          <chartooo:coordinate-region svg:x="2.129cm" svg:y="2.533cm" svg:width="11.638cm" svg:height="4.666cm"/>
          <chart:axis chart:dimension="x" chart:name="primary-x" chart:style-name="ch6" chartooo:axis-type="auto">
            <chartooo:date-scale/>
            <chart:title svg:x="6.691cm" svg:y="8.023cm" chart:style-name="ch7">
              <text:p>Particiones</text:p>
            </chart:title>
            <chart:categories table:cell-range-address="n1.C2:n1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.A2:n1.A10" chart:label-cell-address="n1.A1:n1.A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.A1:n1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.C2:n1.C10</svg:desc>
                </draw:g>
              </table:table-cell>
              <table:table-cell office:value-type="float" office:value="92.9688">
                <text:p>92.9688</text:p>
                <draw:g>
                  <svg:desc>n1.A2:n1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8462">
                <text:p>93.846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7186">
                <text:p>93.718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0147">
                <text:p>95.014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0141">
                <text:p>94.014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2982">
                <text:p>94.298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3</text:p>
        </chart:subtitle>
        <chart:legend chart:legend-position="end" svg:x="14.406cm" svg:y="4.203cm" style:legend-expansion="high" chart:style-name="ch4"/>
        <chart:plot-area chart:style-name="ch5" table:cell-range-address="n3.C2:n3.C10 n3.A1:n3.A10" chart:data-source-has-labels="both" svg:x="1.328cm" svg:y="2.335cm" svg:width="12.439cm" svg:height="5.507cm">
          <chartooo:coordinate-region svg:x="2.129cm" svg:y="2.533cm" svg:width="11.638cm" svg:height="4.666cm"/>
          <chart:axis chart:dimension="x" chart:name="primary-x" chart:style-name="ch6" chartooo:axis-type="auto">
            <chartooo:date-scale/>
            <chart:title svg:x="6.691cm" svg:y="8.023cm" chart:style-name="ch7">
              <text:p>Particiones</text:p>
            </chart:title>
            <chart:categories table:cell-range-address="n3.C2:n3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.A2:n3.A10" chart:label-cell-address="n3.A1:n3.A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.A1:n3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.C2:n3.C10</svg:desc>
                </draw:g>
              </table:table-cell>
              <table:table-cell office:value-type="float" office:value="92.7734">
                <text:p>92.7734</text:p>
                <draw:g>
                  <svg:desc>n3.A2:n3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2857">
                <text:p>94.285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6.1877">
                <text:p>96.18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7183">
                <text:p>94.71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5</text:p>
        </chart:subtitle>
        <chart:legend chart:legend-position="end" svg:x="14.406cm" svg:y="4.203cm" style:legend-expansion="high" chart:style-name="ch4"/>
        <chart:plot-area chart:style-name="ch5" table:cell-range-address="n5.C2:n5.C10 n5.A1:n5.A10" chart:data-source-has-labels="both" svg:x="1.328cm" svg:y="2.335cm" svg:width="12.439cm" svg:height="5.507cm">
          <chartooo:coordinate-region svg:x="2.129cm" svg:y="2.533cm" svg:width="11.638cm" svg:height="4.666cm"/>
          <chart:axis chart:dimension="x" chart:name="primary-x" chart:style-name="ch6" chartooo:axis-type="auto">
            <chartooo:date-scale/>
            <chart:title svg:x="6.691cm" svg:y="8.023cm" chart:style-name="ch7">
              <text:p>Particiones</text:p>
            </chart:title>
            <chart:categories table:cell-range-address="n5.C2:n5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5.A2:n5.A10" chart:label-cell-address="n5.A1:n5.A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5.A1:n5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5.C2:n5.C10</svg:desc>
                </draw:g>
              </table:table-cell>
              <table:table-cell office:value-type="float" office:value="91.9922">
                <text:p>91.9922</text:p>
                <draw:g>
                  <svg:desc>n5.A2:n5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4066">
                <text:p>93.406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3079">
                <text:p>95.307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7368">
                <text:p>94.736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10</text:p>
        </chart:subtitle>
        <chart:legend chart:legend-position="end" svg:x="14.406cm" svg:y="4.203cm" style:legend-expansion="high" chart:style-name="ch4"/>
        <chart:plot-area chart:style-name="ch5" table:cell-range-address="n10.C2:n10.C10 n10.A1:n10.A10" chart:data-source-has-labels="both" svg:x="1.328cm" svg:y="2.335cm" svg:width="12.439cm" svg:height="5.507cm">
          <chartooo:coordinate-region svg:x="2.129cm" svg:y="2.533cm" svg:width="11.638cm" svg:height="4.666cm"/>
          <chart:axis chart:dimension="x" chart:name="primary-x" chart:style-name="ch6" chartooo:axis-type="auto">
            <chartooo:date-scale/>
            <chart:title svg:x="6.691cm" svg:y="8.023cm" chart:style-name="ch7">
              <text:p>Particiones</text:p>
            </chart:title>
            <chart:categories table:cell-range-address="n10.C2:n1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0.A2:n10.A10" chart:label-cell-address="n10.A1:n10.A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0.A1:n10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0.C2:n10.C10</svg:desc>
                </draw:g>
              </table:table-cell>
              <table:table-cell office:value-type="float" office:value="95.1172">
                <text:p>95.1172</text:p>
                <draw:g>
                  <svg:desc>n10.A2:n10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0659">
                <text:p>94.06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4673">
                <text:p>93.467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20</text:p>
        </chart:subtitle>
        <chart:legend chart:legend-position="end" svg:x="14.406cm" svg:y="4.203cm" style:legend-expansion="high" chart:style-name="ch4"/>
        <chart:plot-area chart:style-name="ch5" table:cell-range-address="n20.C2:n20.C10 n20.A1:n20.A10" chart:data-source-has-labels="both" svg:x="1.328cm" svg:y="2.335cm" svg:width="12.439cm" svg:height="5.507cm">
          <chartooo:coordinate-region svg:x="2.129cm" svg:y="2.533cm" svg:width="11.638cm" svg:height="4.666cm"/>
          <chart:axis chart:dimension="x" chart:name="primary-x" chart:style-name="ch6" chartooo:axis-type="auto">
            <chartooo:date-scale/>
            <chart:title svg:x="6.691cm" svg:y="8.023cm" chart:style-name="ch7">
              <text:p>Particiones</text:p>
            </chart:title>
            <chart:categories table:cell-range-address="n20.C2:n2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20.A2:n20.A10" chart:label-cell-address="n20.A1:n20.A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20.A1:n20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20.C2:n20.C10</svg:desc>
                </draw:g>
              </table:table-cell>
              <table:table-cell office:value-type="float" office:value="93.75">
                <text:p>93.75</text:p>
                <draw:g>
                  <svg:desc>n20.A2:n20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.1648">
                <text:p>95.164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9698">
                <text:p>93.969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3.3099">
                <text:p>93.309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3216">
                <text:p>95.321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30</text:p>
        </chart:subtitle>
        <chart:legend chart:legend-position="end" svg:x="14.406cm" svg:y="4.203cm" style:legend-expansion="high" chart:style-name="ch4"/>
        <chart:plot-area chart:style-name="ch5" table:cell-range-address="n30.C2:n30.C10 n30.A1:n30.A10" chart:data-source-has-labels="both" svg:x="1.328cm" svg:y="2.335cm" svg:width="12.439cm" svg:height="5.507cm">
          <chartooo:coordinate-region svg:x="2.129cm" svg:y="2.533cm" svg:width="11.638cm" svg:height="4.666cm"/>
          <chart:axis chart:dimension="x" chart:name="primary-x" chart:style-name="ch6" chartooo:axis-type="auto">
            <chartooo:date-scale/>
            <chart:title svg:x="6.691cm" svg:y="8.023cm" chart:style-name="ch7">
              <text:p>Particiones</text:p>
            </chart:title>
            <chart:categories table:cell-range-address="n30.C2:n3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0.A2:n30.A10" chart:label-cell-address="n30.A1:n30.A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0.A1:n30.A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0.C2:n30.C10</svg:desc>
                </draw:g>
              </table:table-cell>
              <table:table-cell office:value-type="float" office:value="91.7969">
                <text:p>91.7969</text:p>
                <draw:g>
                  <svg:desc>n30.A2:n30.A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2.967">
                <text:p>92.96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4282">
                <text:p>94.428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2.9577">
                <text:p>92.957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